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755a" officeooo:paragraph-rsid="0004755a"/>
    </style:style>
    <style:style style:name="P2" style:family="paragraph" style:parent-style-name="Standard">
      <style:paragraph-properties fo:text-align="center" style:justify-single-word="false"/>
      <style:text-properties officeooo:rsid="0004755a" officeooo:paragraph-rsid="0004755a"/>
    </style:style>
    <style:style style:name="P3" style:family="paragraph" style:parent-style-name="Standard">
      <style:text-properties officeooo:rsid="0004755a" officeooo:paragraph-rsid="0005c550"/>
    </style:style>
    <style:style style:name="P4" style:family="paragraph" style:parent-style-name="Standard">
      <style:text-properties officeooo:rsid="0005c550" officeooo:paragraph-rsid="0005c550"/>
    </style:style>
    <style:style style:name="P5" style:family="paragraph" style:parent-style-name="Standard">
      <style:text-properties officeooo:rsid="00076fc7" officeooo:paragraph-rsid="00076fc7"/>
    </style:style>
    <style:style style:name="P6" style:family="paragraph" style:parent-style-name="Standard">
      <style:text-properties fo:font-style="italic" officeooo:rsid="00076fc7" officeooo:paragraph-rsid="00076fc7" style:font-style-asian="italic" style:font-style-complex="italic"/>
    </style:style>
    <style:style style:name="P7" style:family="paragraph" style:parent-style-name="Standard">
      <style:text-properties officeooo:rsid="0008ff95" officeooo:paragraph-rsid="0008ff95"/>
    </style:style>
    <style:style style:name="P8" style:family="paragraph" style:parent-style-name="Standard">
      <style:text-properties officeooo:rsid="000c8435" officeooo:paragraph-rsid="0004755a"/>
    </style:style>
    <style:style style:name="P9" style:family="paragraph" style:parent-style-name="Standard">
      <style:text-properties officeooo:rsid="000c8435" officeooo:paragraph-rsid="000c8435"/>
    </style:style>
    <style:style style:name="T1" style:family="text">
      <style:text-properties officeooo:rsid="0005c550"/>
    </style:style>
    <style:style style:name="T2" style:family="text">
      <style:text-properties officeooo:rsid="00076fc7"/>
    </style:style>
    <style:style style:name="T3" style:family="text">
      <style:text-properties officeooo:rsid="0008ff95"/>
    </style:style>
    <style:style style:name="T4" style:family="text">
      <style:text-properties officeooo:rsid="000adbb0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db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of of Equivalence</text:p>
      <text:p text:style-name="P2">by Sven Nilsen, 2018</text:p>
      <text:p text:style-name="P1"/>
      <text:p text:style-name="P6">In this paper I show the intuition behind proofs of equivalence.</text:p>
      <text:p text:style-name="P1"/>
      <text:p text:style-name="P5">A proof of equivalence is searching for a rule of the form `A ~&gt; B` <text:span text:style-name="T4">(called the “goal”)</text:span> using an axiomatic system for rules. <text:span text:style-name="T3">An equivalence does not necessary mean that the two objects are syntactically equal, but that there exists an isomorphism between them.</text:span></text:p>
      <text:p text:style-name="P4"/>
      <text:p text:style-name="P4">Consider a <text:span text:style-name="T2">simple </text:span>system <text:span text:style-name="T2">consisting of two axioms:</text:span></text:p>
      <text:p text:style-name="P3"/>
      <text:p text:style-name="P3"><text:tab/><text:span text:style-name="T1">(X ~&gt; Y) ∧ (Y ~&gt; Z) → (X ~&gt; Z)<text:tab/><text:tab/>Transport axiom for rules</text:span></text:p>
      <text:p text:style-name="P3"/>
      <text:p text:style-name="P3"><text:tab/><text:span text:style-name="T1">(X ~&gt; Y) → (</text:span>_<text:span text:style-name="T1">(X)_ ~&gt; _(Y)_)<text:tab/><text:tab/>Context axiom for rules</text:span></text:p>
      <text:p text:style-name="P3"/>
      <text:p text:style-name="P5">Starting with a simple rule:</text:p>
      <text:p text:style-name="P3"/>
      <text:p text:style-name="P1"><text:tab/>AB ~&gt; BA</text:p>
      <text:p text:style-name="P1"/>
      <text:p text:style-name="P7">One can prove the following:</text:p>
      <text:p text:style-name="P1"/>
      <text:p text:style-name="P1"><text:tab/>AABB ~&gt; BBAA<text:tab/><text:tab/><text:tab/><text:span text:style-name="T1">Goal</text:span></text:p>
      <text:p text:style-name="P1"><text:tab/></text:p>
      <text:p text:style-name="P1"><text:tab/>A(AB)B ~&gt; A(BA)B<text:tab/><text:tab/><text:tab/><text:span text:style-name="T2">Proof</text:span></text:p>
      <text:p text:style-name="P1"><text:tab/>(AB)(AB) ~&gt; (BA)(BA)</text:p>
      <text:p text:style-name="P1"><text:tab/>B(AB)A ~&gt; B(BA)A</text:p>
      <text:p text:style-name="P1"/>
      <text:p text:style-name="P1">Now, consider a larger example <text:span text:style-name="T3">(reusing existing proofs)</text:span>:</text:p>
      <text:p text:style-name="P1"/>
      <text:p text:style-name="P1"><text:tab/>AAABBB ~&gt; BBBAAA<text:tab/><text:tab/><text:span text:style-name="T1">Goal</text:span></text:p>
      <text:p text:style-name="P1"/>
      <text:p text:style-name="P1"><text:tab/>A(AABB)B ~&gt; A(BBAA)B<text:tab/><text:tab/><text:span text:style-name="T2">Proof</text:span></text:p>
      <text:p text:style-name="P1"><text:tab/>(AB)BA(AB) ~&gt; (BA)BA(BA)</text:p>
      <text:p text:style-name="P1"><text:tab/>B(ABAB)A ~&gt; B(BBAA)A</text:p>
      <text:p text:style-name="P1"/>
      <text:p text:style-name="P8">The intution of proofs of equivalence is to show that a goal is true by constructing it, using the rules and axioms for producing new rules.</text:p>
      <text:p text:style-name="P8"/>
      <text:p text:style-name="P9">From the simple system above, one can create a more powerful rule of the kind:</text:p>
      <text:p text:style-name="P9"/>
      <text:p text:style-name="P9"><text:tab/>A<text:span text:style-name="T5">n</text:span>B<text:span text:style-name="T5">m</text:span> ~&gt; B<text:span text:style-name="T5">m</text:span>A<text:span text:style-name="T5">n</text:span></text:p>
      <text:p text:style-name="P9"/>
      <text:p text:style-name="P9">This rule follows from the existing rules, but it is not <text:span text:style-name="T6">provable</text:span> within the existing system. <text:span text:style-name="T7">However, one can show that it holds for any finite `n` and `m` by enumerating all rules of this kind and then show that there exists a proof for every case. Also, even though this rule is more powerful, it only handles goals of a particular form which is a special case of the whole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4:29:17.760714000</meta:creation-date>
    <dc:date>2018-11-10T10:17:51.330091000</dc:date>
    <meta:editing-duration>PT6M2S</meta:editing-duration>
    <meta:editing-cycles>1</meta:editing-cycles>
    <meta:document-statistic meta:table-count="0" meta:image-count="0" meta:object-count="0" meta:page-count="1" meta:paragraph-count="24" meta:word-count="262" meta:character-count="1443" meta:non-whitespace-character-count="1183"/>
    <meta:generator>LibreOffice/5.1.2.2$MacOSX_X86_64 LibreOffice_project/d3bf12ecb743fc0d20e0be0c58ca359301eb705f</meta:generator>
  </office:meta>
</office:document-meta>
</file>